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top="0.0693in" fo:margin-bottom="0.0693in" loext:contextual-spacing="false" fo:line-height="179%" fo:background-color="#ffffff" style:writing-mode="lr-tb"/>
      <style:text-properties fo:font-variant="normal" fo:text-transform="none" fo:color="#2d3b45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" style:family="paragraph" style:parent-style-name="Text_20_body" style:list-style-name="L5">
      <loext:graphic-properties draw:fill="solid" draw:fill-color="#ffffff" draw:opacity="100%"/>
      <style:paragraph-properties fo:margin-top="0in" fo:margin-bottom="0in" loext:contextual-spacing="false" fo:line-height="138%" fo:background-color="#ffffff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P10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fo:padding="0in" fo:border="none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P11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3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4" style:family="paragraph" style:parent-style-name="Text_20_body" style:list-style-name="L5">
      <loext:graphic-properties draw:fill="solid" draw:fill-color="#ffffff" draw:opacity="100%"/>
      <style:paragraph-properties fo:margin-left="0.5in" fo:margin-right="0in" fo:margin-top="0in" fo:margin-bottom="0in" loext:contextual-spacing="false" fo:line-height="138%" fo:text-indent="0in" style:auto-text-indent="false" fo:background-color="#ffffff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5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6" style:family="paragraph" style:parent-style-name="Text_20_body" style:list-style-name="L5">
      <loext:graphic-properties draw:fill="solid" draw:fill-color="#ffffff" draw:opacity="100%"/>
      <style:paragraph-properties fo:margin-left="0.5in" fo:margin-right="0in" fo:margin-top="0in" fo:margin-bottom="0in" loext:contextual-spacing="false" fo:line-height="138%" fo:text-indent="0in" style:auto-text-indent="false" fo:background-color="#ffffff" fo:padding="0in" fo:border="none" style:writing-mode="lr-tb"/>
      <style:text-properties fo:font-variant="normal" fo:text-transform="none" fo:color="#2d3b45" style:text-line-through-style="none" style:text-line-through-type="none" style:text-underline-style="none" style:text-blinking="false"/>
    </style:style>
    <style:style style:name="P17" style:family="paragraph" style:parent-style-name="Text_20_body" style:list-style-name="L5">
      <loext:graphic-properties draw:fill="solid" draw:fill-color="#ffffff" draw:opacity="100%"/>
      <style:paragraph-properties fo:margin-left="0.5in" fo:margin-right="0in" fo:margin-top="0in" fo:margin-bottom="0in" loext:contextual-spacing="false" fo:line-height="138%" fo:text-indent="0in" style:auto-text-indent="false" fo:background-color="#ffffff" fo:padding="0in" fo:border="none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P18" style:family="paragraph" style:parent-style-name="Text_20_body">
      <loext:graphic-properties draw:fill="solid" draw:fill-color="#ffffff" draw:opacity="100%"/>
      <style:paragraph-properties fo:margin-left="0.5in" fo:margin-right="0in" fo:margin-top="0in" fo:margin-bottom="0in" loext:contextual-spacing="false" fo:line-height="138%" fo:text-indent="0in" style:auto-text-indent="false" fo:background-color="#ffffff" fo:padding="0in" fo:border="none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P19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02124" style:text-line-through-style="none" style:text-line-through-type="none" style:font-name="Roboto" fo:font-size="10pt" fo:font-style="normal" style:text-underline-style="none" fo:font-weight="normal" style:text-blinking="false" fo:background-color="#ffffff"/>
    </style:style>
    <style:style style:name="P20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text-indent="0in" style:auto-text-indent="false" fo:background-color="transparent" fo:padding="0in" fo:border="none" style:writing-mode="lr-tb"/>
      <style:text-properties fo:font-variant="normal" fo:text-transform="none" fo:color="#202124" style:text-line-through-style="none" style:text-line-through-type="none" style:font-name="Roboto" fo:font-size="10pt" fo:font-style="normal" style:text-underline-style="none" fo:font-weight="normal" style:text-blinking="false"/>
    </style:style>
    <style:style style:name="P21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02124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22" style:family="paragraph" style:parent-style-name="Text_20_body" style:list-style-name="L5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02124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23" style:family="paragraph" style:parent-style-name="Text_20_body" style:list-style-name="L5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02124" style:text-line-through-style="none" style:text-line-through-type="none" style:font-name="Roboto" fo:font-size="13pt" fo:font-style="normal" style:text-underline-style="none" fo:font-weight="normal" style:text-blinking="false" fo:background-color="#ffffff"/>
    </style:style>
    <style:style style:name="P24" style:family="paragraph" style:parent-style-name="Text_20_body">
      <style:paragraph-properties fo:margin-left="0.5in" fo:margin-right="0in" fo:text-indent="0in" style:auto-text-indent="false"/>
    </style:style>
    <style:style style:name="P25" style:family="paragraph" style:parent-style-name="Text_20_body">
      <loext:graphic-properties draw:fill="solid" draw:fill-color="#ffffff" draw:opacity="100%"/>
      <style:paragraph-properties fo:margin-left="0.5in" fo:margin-right="0in" fo:margin-top="0in" fo:margin-bottom="0.139in" loext:contextual-spacing="false" fo:line-height="138%" fo:text-indent="0in" style:auto-text-indent="false" fo:background-color="#ffffff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P26" style:family="paragraph" style:parent-style-name="Text_20_body">
      <loext:graphic-properties draw:fill="solid" draw:fill-color="#ffffff" draw:opacity="100%"/>
      <style:paragraph-properties fo:margin-left="0.5in" fo:margin-right="0in" fo:margin-top="0in" fo:margin-bottom="0.139in" loext:contextual-spacing="false" fo:line-height="138%" fo:text-indent="0in" style:auto-text-indent="false" fo:background-color="#ffffff" style:writing-mode="lr-tb"/>
    </style:style>
    <style:style style:name="P27" style:family="paragraph" style:parent-style-name="Text_20_body" style:list-style-name="L5">
      <loext:graphic-properties draw:fill="solid" draw:fill-color="#ffffff" draw:opacity="100%"/>
      <style:paragraph-properties fo:margin-left="0.5in" fo:margin-right="0in" fo:margin-top="0in" fo:margin-bottom="0.139in" loext:contextual-spacing="false" fo:line-height="138%" fo:text-indent="0in" style:auto-text-indent="false" fo:background-color="#ffffff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28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paragraph-properties fo:margin-left="1in" fo:margin-right="0in" fo:text-indent="0in" style:auto-text-indent="false"/>
      <style:text-properties fo:font-weight="normal"/>
    </style:style>
    <style:style style:name="P31" style:family="paragraph" style:parent-style-name="Text_20_body">
      <loext:graphic-properties draw:fill="solid" draw:fill-color="#ffffff" draw:opacity="100%"/>
      <style:paragraph-properties fo:margin-top="0in" fo:margin-bottom="0.139in" loext:contextual-spacing="false" fo:line-height="138%" fo:background-color="#ffffff" style:writing-mode="lr-tb"/>
    </style:style>
    <style:style style:name="P32" style:family="paragraph" style:parent-style-name="Text_20_body" style:list-style-name="L6">
      <loext:graphic-properties draw:fill="solid" draw:fill-color="#ffffff" draw:opacity="100%"/>
      <style:paragraph-properties fo:margin-top="0in" fo:margin-bottom="0.139in" loext:contextual-spacing="false" fo:line-height="138%" fo:background-color="#ffffff" fo:padding="0in" fo:border="none" style:writing-mode="lr-tb"/>
      <style:text-properties fo:font-variant="normal" fo:text-transform="none" fo:color="#2d3b45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33" style:family="paragraph" style:parent-style-name="Text_20_body" style:list-style-name="L7">
      <loext:graphic-properties draw:fill="solid" draw:fill-color="#ffffff" draw:opacity="100%"/>
      <style:paragraph-properties fo:margin-top="0in" fo:margin-bottom="0.139in" loext:contextual-spacing="false" fo:line-height="138%" fo:background-color="#ffffff" fo:padding="0in" fo:border="none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P34" style:family="paragraph" style:parent-style-name="Text_20_body">
      <loext:graphic-properties draw:fill="solid" draw:fill-color="#ffffff" draw:opacity="100%"/>
      <style:paragraph-properties fo:margin-top="0.1252in" fo:margin-bottom="0in" loext:contextual-spacing="false" fo:line-height="138%" fo:background-color="#ffffff" fo:padding="0in" fo:border="none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P35" style:family="paragraph" style:parent-style-name="Text_20_body">
      <loext:graphic-properties draw:fill="solid" draw:fill-color="#ffffff" draw:opacity="100%"/>
      <style:paragraph-properties fo:margin-top="0in" fo:margin-bottom="0.1252in" loext:contextual-spacing="false" fo:line-height="138%" fo:background-color="#ffffff" style:writing-mode="lr-tb"/>
      <style:text-properties fo:font-variant="normal" fo:text-transform="none" fo:color="#2d3b45" style:text-line-through-style="none" style:text-line-through-type="none" style:text-underline-style="none" style:text-blinking="false" fo:background-color="#ffffff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Arial" fo:font-size="12pt" fo:font-style="normal" fo:font-weight="normal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fo:color="#202124" style:font-name="Roboto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67432ea4-7fff-05e8-f164-265e5f8248a3"/>Business Leadership in South Africa's 1994 Reforms</text:h>
      <text:list xml:id="list4064871353" text:style-name="L1">
        <text:list-item>
          <text:p text:style-name="P2">Define the problem:</text:p>
          <text:list>
            <text:list-item>
              <text:p text:style-name="P11">The white minority had taken up most of the economy and non-white were oppressed.</text:p>
            </text:list-item>
            <text:list-item>
              <text:p text:style-name="P12">In 1962, the United Nations proclaimed sanctions.</text:p>
            </text:list-item>
            <text:list-item>
              <text:p text:style-name="P19">Non-whites, as part of the policy of total social segregation, were forced to live in 'homelands', a move which not only caused great suffering, but also bred crime, violence and oppression caused by rivalries between 'haves' and 'have-nots'; and hunger, disease, and starvation became the marks of many communities. </text:p>
            </text:list-item>
            <text:list-item>
              <text:p text:style-name="P20"/>
            </text:list-item>
          </text:list>
        </text:list-item>
        <text:list-item>
          <text:p text:style-name="P3">What action plan was taken by the key leaders and what roles did they play to take South Africa to the next level?</text:p>
          <text:list>
            <text:list-item>
              <text:p text:style-name="P3">Role:</text:p>
              <text:list>
                <text:list-item>
                  <text:p text:style-name="P3">As the president, F. W. de Klerk  called for a nonracist South Africa.</text:p>
                </text:list-item>
                <text:list-item>
                  <text:p text:style-name="P3">De Klerk negotiated with Mandela and the ANC to move the country toward peaceful elections</text:p>
                </text:list-item>
              </text:list>
            </text:list-item>
            <text:list-item>
              <text:p text:style-name="P3">Action plan:</text:p>
              <text:list>
                <text:list-item>
                  <text:p text:style-name="P3">The African National Congress (ANC) was "unbanned" and its leaders returned from exile.</text:p>
                </text:list-item>
                <text:list-item>
                  <text:p text:style-name="P3">Freeing ANC leaders  from prison.</text:p>
                </text:list-item>
                <text:list-item>
                  <text:p text:style-name="P3">Rescinding apartheid laws.</text:p>
                </text:list-item>
                <text:list-item>
                  <text:p text:style-name="P8"><text:span text:style-name="T1">The creation of a new constitution, </text:span><text:span text:style-name="T4">which guaranteed freedom of speech and religion and prohibited discrimination.</text:span></text:p>
                </text:list-item>
                <text:list-item>
                  <text:p text:style-name="P3">Peaceful elections.</text:p>
                </text:list-item>
              </text:list>
            </text:list-item>
          </text:list>
        </text:list-item>
      </text:list>
      <text:p text:style-name="P24"/>
      <text:list xml:id="list611178392" text:style-name="L2">
        <text:list-item>
          <text:p text:style-name="P9"> <text:span text:style-name="T2">What were the major risks in the decisions made by the business leaders?</text:span></text:p>
        </text:list-item>
      </text:list>
      <text:p text:style-name="Text_20_body"/>
      <text:list xml:id="list895534121" text:style-name="L3">
        <text:list-item>
          <text:p text:style-name="P28">A nationalization of  major industries.</text:p>
        </text:list-item>
        <text:list-item>
          <text:p text:style-name="P29"> <text:span text:style-name="T3">The majority would take up action to overthrow the minority. Violence  from a revolution.</text:span></text:p>
        </text:list-item>
        <text:list-item>
          <text:p text:style-name="P28">The freed ANC leaders would back stab them.</text:p>
        </text:list-item>
        <text:list-item>
          <text:p text:style-name="P28">The business leaders would lose their property from violence. </text:p>
        </text:list-item>
      </text:list>
      <text:p text:style-name="P30"><text:line-break/><text:line-break/></text:p>
      <text:list xml:id="list121678646" text:style-name="L4">
        <text:list-item>
          <text:p text:style-name="P4">What were the outcomes of the change that came with the decisions that were made? </text:p>
          <text:list>
            <text:list-item>
              <text:p text:style-name="P15"><text:soft-page-break/><text:span text:style-name="T1">There was a transition from a government-controlled by the country’s white minority, to a more integrated and inclusive government. </text:span><text:span text:style-name="T4">Elections that  led to a coalition government with a nonwhite majority.</text:span></text:p>
            </text:list-item>
            <text:list-item>
              <text:p text:style-name="P21">There was an official end of the apartheid system.</text:p>
            </text:list-item>
            <text:list-item>
              <text:p text:style-name="P21">A new constitution that guaranteed freedom to all and prohibited discrimination. This created a softer life for non-whites.</text:p>
            </text:list-item>
            <text:list-item>
              <text:p text:style-name="P13">ANC's Nelson Mandela and Thabo Mbeki were elected as president and vice-president.</text:p>
            </text:list-item>
            <text:list-item>
              <text:p text:style-name="P13">Participation in the election by the non-white majority.</text:p>
            </text:list-item>
          </text:list>
        </text:list-item>
      </text:list>
      <text:p text:style-name="P24"/>
      <text:list xml:id="list3783061195" text:style-name="L5">
        <text:list-item>
          <text:p text:style-name="P5">How did the stakeholders monitor and review the progress of the delegated responsibilities of political leaders?</text:p>
          <text:list>
            <text:list-item>
              <text:p text:style-name="P22">Voter participation. 16 million of the 21.7 million eligible voters voted.</text:p>
            </text:list-item>
            <text:list-item>
              <text:p text:style-name="P23">Successful constitutional negotiation was a pass. A new constitution was implemented.</text:p>
            </text:list-item>
            <text:list-item>
              <text:p text:style-name="P23">Measurement of  support from the majority.</text:p>
            </text:list-item>
            <text:list-item>
              <text:p text:style-name="P23">Resettlement of non-whites from segregated regions.</text:p>
            </text:list-item>
            <text:list-item>
              <text:p text:style-name="P23">Integration of non-whites in government.  </text:p>
            </text:list-item>
          </text:list>
        </text:list-item>
        <text:list-item>
          <text:p text:style-name="P14">Assuming you are one of the stakeholders' design a Gantt chart based on the information given below and how long it will take to complete the project? (10mks)</text:p>
        </text:list-item>
        <text:list-item>
          <text:p text:style-name="P6">Outline the leadership structure after 1994 and the role would you play as a political project lead?</text:p>
          <text:list>
            <text:list-item>
              <text:p text:style-name="P14">Nelson Mandela was president and deputized by Thambo Mbeki from ANC, then De Klark.</text:p>
            </text:list-item>
            <text:list-item>
              <text:p text:style-name="P16"> </text:p>
            </text:list-item>
          </text:list>
        </text:list-item>
        <text:list-item>
          <text:p text:style-name="P17"> <text:span text:style-name="T2">If you are the leader in that structure how would you deal with team members who are underperforming or sabotaging the achievement of the goals? </text:span></text:p>
          <text:list>
            <text:list-item>
              <text:p text:style-name="P14">Set targets for them and monitor them.</text:p>
            </text:list-item>
            <text:list-item>
              <text:p text:style-name="P14">Offer them a week’s vacation to rethink their role and goals in life.</text:p>
            </text:list-item>
            <text:list-item>
              <text:p text:style-name="P14">Organize negotiation with members sabotaging achievement of the goals.</text:p>
            </text:list-item>
          </text:list>
        </text:list-item>
        <text:list-item>
          <text:p text:style-name="P27">How would you help your team deal with change in the political regime?</text:p>
        </text:list-item>
      </text:list>
      <text:p text:style-name="P10"><text:soft-page-break/>                         <text:span text:style-name="T2">i   Help my team manage negative thoughts</text:span></text:p>
      <text:p text:style-name="P10">                         <text:span text:style-name="T2">Ii    Create save spaces for productive conversations</text:span></text:p>
      <text:p text:style-name="P10">                      <text:span text:style-name="T2">Iii    Communicate action plans</text:span></text:p>
      <text:p text:style-name="P10">                      <text:span text:style-name="T2">Iv   Support and encourage them</text:span></text:p>
      <text:p text:style-name="P10">                      <text:span text:style-name="T2">V  Have strategical plans and share </text:span></text:p>
      <text:p text:style-name="P31"> </text:p>
      <text:list xml:id="list425464392" text:style-name="L6">
        <text:list-item>
          <text:p text:style-name="P32">10. What would you need as a leader in order to successfully run the political regime? (5mks)</text:p>
        </text:list-item>
      </text:list>
      <text:p text:style-name="P18">           <text:span text:style-name="T2">I   strategic public relations</text:span></text:p>
      <text:p text:style-name="P18">           <text:span text:style-name="T2">Ii   legislative affairs</text:span></text:p>
      <text:p text:style-name="P26"> </text:p>
      <text:list xml:id="list830769284" text:style-name="L7">
        <text:list-item>
          <text:p text:style-name="P33"> <text:span text:style-name="T2">What would you look for in people as a resource to run a government in such an era? </text:span></text:p>
        </text:list-item>
      </text:list>
      <text:p text:style-name="P18">          <text:span text:style-name="T2">I engaging young people in politics</text:span></text:p>
      <text:p text:style-name="P18">          <text:span text:style-name="T2">Ii . Understanding how youth engage in the political debate</text:span></text:p>
      <text:p text:style-name="P25">          <text:span text:style-name="T2">Iii Encouraging a two-way conversation</text:span></text:p>
      <text:p text:style-name="P34">     <text:span text:style-name="T2">12. When allocating resources in running a political regime, what factors would you       consider? (5mks)</text:span></text:p>
      <text:p text:style-name="P10">                 <text:span text:style-name="T2">I implementation</text:span></text:p>
      <text:p text:style-name="P10">                 <text:span text:style-name="T2">Ii planning</text:span></text:p>
      <text:p text:style-name="P10">                 <text:span text:style-name="T2">Iii debates</text:span></text:p>
      <text:p text:style-name="P7">13. Project leaders with good prioritization skills are able to manage their work effectively. How do you organize your work/tasks when you have multiple projects? (5mks)</text:p>
      <text:p text:style-name="P10">                 <text:span text:style-name="T2">I do each at the its own time</text:span></text:p>
      <text:p text:style-name="P35">                 <text:span text:style-name="T2">Ii finish each project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9:36:25.930218480</meta:creation-date>
    <dc:date>2022-04-01T09:37:06.672805347</dc:date>
    <meta:editing-duration>PT42S</meta:editing-duration>
    <meta:editing-cycles>1</meta:editing-cycles>
    <meta:document-statistic meta:table-count="0" meta:image-count="0" meta:object-count="0" meta:page-count="3" meta:paragraph-count="65" meta:word-count="689" meta:character-count="4402" meta:non-whitespace-character-count="3512"/>
    <meta:generator>LibreOffice/6.4.7.2$Linux_X86_64 LibreOffice_project/40$Build-2</meta:generator>
  </office:meta>
</office:document-meta>
</file>